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7.911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3.133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6.639cm"/>
    </style:style>
    <style:style style:name="co8" style:family="table-column">
      <style:table-column-properties fo:break-before="auto" style:column-width="6.91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ccf4c6"/>
    </style:style>
    <style:style style:name="ce3" style:family="table-cell" style:parent-style-name="Default">
      <style:table-cell-properties fo:background-color="#f7d1d5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background-color="#afd095"/>
    </style:style>
    <style:style style:name="ce16" style:family="table-cell" style:parent-style-name="Default">
      <style:table-cell-properties fo:background-color="#ffffd7"/>
    </style:style>
    <style:style style:name="ce17" style:family="table-cell" style:parent-style-name="Default">
      <style:table-cell-properties fo:background-color="#f7d1d5"/>
    </style:style>
    <style:style style:name="ce18" style:family="table-cell" style:parent-style-name="Default">
      <style:table-cell-properties fo:background-color="#ccf4c6"/>
    </style:style>
    <style:style style:name="ce19" style:family="table-cell" style:parent-style-name="Default">
      <style:table-cell-properties fo:background-color="#afd095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dbb6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dungeon_meshi" table:style-name="ta1"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/>
        <table:table-row table:style-name="ro1">
          <table:table-cell office:value-type="string" calcext:value-type="string">
            <text:p>Num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Types</text:p>
          </table:table-cell>
          <table:table-cell table:style-name="ce18" office:value-type="string" calcext:value-type="string">
            <text:p>Colors</text:p>
          </table:table-cell>
          <table:table-cell table:style-name="ce18" office:value-type="string" calcext:value-type="string">
            <text:p>Character</text:p>
          </table:table-cell>
          <table:table-cell table:style-name="ce18" office:value-type="string" calcext:value-type="string">
            <text:p>Mana Value</text:p>
          </table:table-cell>
          <table:table-cell table:style-name="ce18" office:value-type="string" calcext:value-type="string">
            <text:p>Scryfall ID</text:p>
          </table:table-cell>
          <table:table-cell office:value-type="string" calcext:value-type="string">
            <text:p><text:span text:style-name="T2"><text:a xlink:href="https://archidekt.com/decks/19267193/dungeon_meshi" xlink:type="simple">https://archidekt.com/decks/19267193/dungeon_meshi</text:a></text:span></text:p>
          </table:table-cell>
          <table:table-cell table:style-name="Default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thecary Whit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fedf84e-55ca-4334-a2c1-6e991112bb6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trid Peth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cda3aa2-5fac-4188-bdad-dc369a089d0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ylen, the Haymak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0e93be2-e06b-4774-8ba5-ccf82a6da1d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ids, Arisen Nightma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 table:style-name="ce19" office:value-type="string" calcext:value-type="string">
            <text:p>T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6223d0-04c4-40c2-87a9-0c6bc74addd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uldron Famili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Occhi dello stregone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625759-712a-4977-a1e6-99a76510e53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omping Changeling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hangeling/Mimic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187dcc6-19ad-4cf6-94b4-daf07f5144e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agonhawk, Fate's Temp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ying Serp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659789c-6a2c-439f-a348-b9b1b06c55b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anor Gardn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165eb73-49a8-4337-aa5d-7d9d48b916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perimental Confection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9aaf5db-9418-4b97-97da-736c674905d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ilded Goos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 table:style-name="ce20" office:value-type="string" calcext:value-type="string">
            <text:p>Hyppogr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d3facb6-314c-4dd2-a570-4515c596163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ta, Sweettooth Scourg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cfd365e-34d1-4224-b925-11900031193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yome, Master Chef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dd7dd1a-6dd1-43c3-8298-7db703d384a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skir Iron-Eat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Red,Black</text:p>
          </table:table-cell>
          <table:table-cell table:style-name="ce21" office:value-type="string" calcext:value-type="string">
            <text:p>Izutsum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41209fa-38b6-4d61-a72d-26bfb6ad5ea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heira, Friend of the 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7ad1b-4466-48f7-b46d-cc83d4e22b5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nny Flin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Red,Blue</text:p>
          </table:table-cell>
          <table:table-cell table:style-name="ce21" office:value-type="string" calcext:value-type="string">
            <text:p>Marc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ebd099-ce57-4053-8f25-d18b3d47fac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dame Vastr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ue</text:p>
          </table:table-cell>
          <table:table-cell table:style-name="ce21" office:value-type="string" calcext:value-type="string">
            <text:p>Fa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4849571-928a-4c6d-9868-58f60694167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regrin Took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5baee8d-88e7-4468-94a9-66ca8e2caf1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cco, Street Chef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db53ce7-845c-4c62-98a9-4fc33c67a07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sie Cotton of South Lan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5338f49-1f02-4333-87e4-5779ef14e68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, Loyal Attendan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87a2b76-3f05-4732-bd9b-513d06d1630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mi, Wildcat Cap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Re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64207-9193-4770-8f8f-e3203289d5a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mwise Gamge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1b6f13e-63d0-46bf-aa57-23c2dbdf62d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rinth Steelseek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96761b2-eb9c-4963-a496-ba53a01f4b1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vvy Hunt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285b3a3-782e-4acd-bf32-cb116c27b88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e Goose Moth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ue</text:p>
          </table:table-cell>
          <table:table-cell table:style-name="ce20" office:value-type="string" calcext:value-type="string">
            <text:p>Chime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55c370-d396-4c73-8ee2-83dc4c12400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ornvault Forag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c2d6b02-a453-40f9-992a-5c5542987cf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reless Provision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dbc2162-238d-492b-b629-94f771230d9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mbral Collar Zealo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ithrun Mad Magic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bcc1d84-9772-475d-924a-75bb54c9bc2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a838009-b115-4497-b35d-682e41ead7d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gra, Eater of All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 office:value-type="string" calcext:value-type="string">
            <text:p>The Ultimate Strongest Mon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9ac7673-eae8-4c4b-889e-5025213a615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ademy Manufactor</text:p>
          </table:table-cell>
          <table:table-cell office:value-type="string" calcext:value-type="string">
            <text:p>Creature,Artifac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f5b4544-70d9-45ee-84a3-fa6253a53a8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ryad of the Ilysian Grove</text:p>
          </table:table-cell>
          <table:table-cell office:value-type="string" calcext:value-type="string">
            <text:p>Creature,Enchantment</text:p>
          </table:table-cell>
          <table:table-cell office:value-type="string" calcext:value-type="string">
            <text:p>Green</text:p>
          </table:table-cell>
          <table:table-cell table:style-name="ce20"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98dd33-63fb-49d3-bea4-5346d6d56f3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ika, God of the Tree // The Prismatic Bridge</text:p>
          </table:table-cell>
          <table:table-cell office:value-type="string" calcext:value-type="string">
            <text:p>Creature,Enchantment</text:p>
          </table:table-cell>
          <table:table-cell office:value-type="string" calcext:value-type="string">
            <text:p>White,Red,Black,Green,Blue</text:p>
          </table:table-cell>
          <table:table-cell table:style-name="ce20" office:value-type="string" calcext:value-type="string">
            <text:p>King Laios // Dungeon F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6cd7465-9dd0-473c-ac5e-dd9e2f22f5f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itch Enchanter // Witch-Blessed Meadow</text:p>
          </table:table-cell>
          <table:table-cell office:value-type="string" calcext:value-type="string">
            <text:p>Creature,L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cille Mad Sorcerer?//Marcille’s Dunge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2061e7c-cf19-4f03-b8fa-2bdba62d6b0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rin of House Markov // Sorin, Ravenous Neonate</text:p>
          </table:table-cell>
          <table:table-cell office:value-type="string" calcext:value-type="string">
            <text:p>Creature,Planeswalker</text:p>
          </table:table-cell>
          <table:table-cell office:value-type="string" calcext:value-type="string">
            <text:p>White,Black</text:p>
          </table:table-cell>
          <table:table-cell office:value-type="string" calcext:value-type="string">
            <text:p>Winged Lion // De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7474fc-0042-4be9-81f3-5f66f4b1674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ellan, Inquisitive Prodigy // Tail the Suspect</text:p>
          </table:table-cell>
          <table:table-cell office:value-type="string" calcext:value-type="string">
            <text:p>Creature,Sorcery</text:p>
          </table:table-cell>
          <table:table-cell office:value-type="string" calcext:value-type="string">
            <text:p>Green,Blue</text:p>
          </table:table-cell>
          <table:table-cell office:value-type="string" calcext:value-type="string">
            <text:p>Kabru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9690c7-c282-4eb4-8da3-5e0c46a80fc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ko, Thief of Crowns</text:p>
          </table:table-cell>
          <table:table-cell office:value-type="string" calcext:value-type="string">
            <text:p>Planeswalker</text:p>
          </table:table-cell>
          <table:table-cell office:value-type="string" calcext:value-type="string">
            <text:p>Green,Blue</text:p>
          </table:table-cell>
          <table:table-cell table:style-name="ce21" office:value-type="string" calcext:value-type="string">
            <text:p>Marcille Mad Sorcer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62a3d0-5552-49fa-9eb7-100960c55891</text:p>
          </table:table-cell>
          <table:table-cell/>
          <table:table-cell table:style-name="Default" table:number-columns-repeated="16376"/>
        </table:table-row>
        <table:table-row table:style-name="ro1">
          <table:table-cell table:number-columns-repeated="4"/>
          <table:table-cell table:style-name="ce22"/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rcane Signet</text:p>
          </table:table-cell>
          <table:table-cell office:value-type="string" calcext:value-type="string">
            <text:p>Artifac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a9e7f3c-e752-4cee-9e9d-fae38ba27d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dol of Oblivion</text:p>
          </table:table-cell>
          <table:table-cell office:value-type="string" calcext:value-type="string">
            <text:p>Artifact</text:p>
          </table:table-cell>
          <table:table-cell/>
          <table:table-cell table:style-name="ce21" office:value-type="string" calcext:value-type="string">
            <text:p>Living 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c25725-1485-4d98-abe1-906520f868d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spiring Statuary</text:p>
          </table:table-cell>
          <table:table-cell office:value-type="string" calcext:value-type="string">
            <text:p>Artifact</text:p>
          </table:table-cell>
          <table:table-cell/>
          <table:table-cell table:style-name="ce21" office:value-type="string" calcext:value-type="string">
            <text:p>Dulla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28687d-b96a-4d3c-a6cb-99fbae6a384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e Underworld Cookbook</text:p>
          </table:table-cell>
          <table:table-cell office:value-type="string" calcext:value-type="string">
            <text:p>Artifact</text:p>
          </table:table-cell>
          <table:table-cell/>
          <table:table-cell table:style-name="ce20" office:value-type="string" calcext:value-type="string">
            <text:p>Magician’s 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9d62b0-3309-4424-a2ea-5a0d88d4bd72</text:p>
          </table:table-cell>
          <table:table-cell/>
          <table:table-cell table:style-name="Default" table:number-columns-repeated="16376"/>
        </table:table-row>
        <table:table-row table:style-name="ro1">
          <table:table-cell table:number-columns-repeated="4"/>
          <table:table-cell table:style-name="ce23"/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nie Joins Up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White,Green,Red</text:p>
          </table:table-cell>
          <table:table-cell table:style-name="ce21" office:value-type="string" calcext:value-type="string">
            <text:p>Marcille Joins Ag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4a5f4-f5bc-47c9-85de-c5520ee234c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iller Service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86b0177-0533-4b5a-9da7-1e11d398d82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echanized Production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0dca7cb-4724-48d6-a0e0-2cbb5a7fa4f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idnight Snack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9b7543f-2a45-4db6-b560-d15507a58c9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ight of the Sweets' Revenge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7f53bed-7075-4303-aa9e-fcca0a266e19</text:p>
          </table:table-cell>
          <table:table-cell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ke into a Pi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ab0e660-86a3-4b92-82fa-77dcb5db947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ovine Intervention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6c36742-456f-4618-99bc-793ef20b31b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layed Blast Fireball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59903e3-a344-4218-9d41-8b19a9bc831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synchronization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ddd3561-0143-40b7-81bc-640a978b8b1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eed the Cyc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ack</text:p>
          </table:table-cell>
          <table:table-cell table:style-name="ce21" office:value-type="string" calcext:value-type="string">
            <text:p>Lion in P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e017ff8-2936-4a1b-bece-00004cfbad0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avor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397f689-dca1-4d35-864b-92c5606afb9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econd Harvest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aecd005-b849-4e75-a8e0-24231bf2a0c9</text:p>
          </table:table-cell>
          <table:table-cell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b9dbf0b-2c1d-463c-b675-ff711c282e5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arseek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5e0760a-d285-493b-88cd-7556d9b1000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ate to Dinner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White</text:p>
          </table:table-cell>
          <table:table-cell table:style-name="ce20" office:value-type="string" calcext:value-type="string">
            <text:p>Kabru on Canarie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33cab9-23f9-474e-96f1-ca7c0c67691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ature's Lore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3b43b19-c2d3-49ec-88ca-bcd37adcd4a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animate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Black</text:p>
          </table:table-cell>
          <table:table-cell table:style-name="ce20" office:value-type="string" calcext:value-type="string">
            <text:p>Falin Revi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838b71-404f-41ad-9a9b-2c7f875bab0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houghtcast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109aefc-7ca5-4329-ba70-75a4e8466a4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hree Visits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d7a4afa-2b02-4e09-9ac4-f9d579f7d68c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7"/>
          <table:table-cell table:style-name="ce17" office:value-type="string" calcext:value-type="string">
            <text:p>LANDS</text:p>
          </table:table-cell>
          <table:table-cell table:style-name="ce17"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rchway of Innovatio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a90f9e6-9251-4203-9599-cc4032a5e6e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rid Mes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16c415e-5eb8-4644-ac64-5ba7c3f0ea6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lood Cryp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da63cc5-4624-4491-abd9-9b600c3fefe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loodstained Mir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79743fe-f71e-4cb2-8629-d6b02ed1591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reed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c750d5a-f743-41ff-b5ba-02025ca0bec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mmand Tower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a2dfd72-a8f4-4e43-b5de-caf6a129a51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xotic Orchar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7c2b572-b54a-444c-8d74-b005e94d751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ooded Stra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f85e12c-196b-4459-b81f-0c9c854e9f5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393110-c57e-487b-b07e-dc21a164efa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odless Shrin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c542ea4-98c3-4c2d-9066-205ab7aa697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allowed Fountai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056b55f-82ed-4fe0-ab0c-bb20fa4a218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edge Maz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260f8ae-805b-4eae-badf-62de0f76886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ndath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b74bb81-fb9a-40e5-a941-e517430b52f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23927e6-2419-4d88-b0c4-425e5cac1a3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etmir's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6d40e03-6de4-4373-9fbf-04c1dd79e99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etri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249b1f4-2b22-4b67-a207-e0c4ae95d2e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rsh Fla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19a6f20-8ca1-4a8b-8488-bcb5d86868d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isty Rainfores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6cad746-a1dc-4739-9707-9c12c42e141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4be3032-c55b-43b5-9ae0-f4e7470f4f8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vergrown Tomb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5b92924-baa1-4c9b-9932-9a5eda8f344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th of Ancest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dd83a5d-1908-4141-8449-fac5e77cd6c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5aa2449-6b74-4319-858f-caa9282da5c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olluted Delt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e288374-2b71-4ace-b1d2-a19fee6cb4a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eflect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8a1b3f5-473d-45ca-be0d-e67e77ba30c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cred Found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b4e2642-3c87-4708-b9b4-2e7f7359ac7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calding Tar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c6ba55-2470-4dde-a7fa-137a60716c9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ara's Headquarter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363f1fb-9af3-4212-921f-d59533faf0e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arting Tow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c7d1912-7e27-49ef-bd98-375d975a42b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eam Ven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66daa94-d367-4812-9f18-f35378c1feb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omp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9be21b4-c613-47c6-ba57-f4785861af3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c8546d1-bfea-4cf7-bfa1-48555ea81bd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emple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cdd2a74-63b3-4ff2-9c5a-a85dee63c3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he World Tre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70cb6d9-3955-4064-917b-11dec26440c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nderground Mortua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6ca59cd-8779-4a84-a54b-e863b79c61f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erdant Catacomb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981b3a2e-de94-428d-8e5d-5a7ba6afe4a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atery Grav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b8170dc-6a90-46fc-9989-7575f3d402b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indswept Heath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d1d13f7-fd38-4f0b-a8e0-1eac7866811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ooded Foothill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e11ea8a-f895-438d-a3b7-f070238e416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Zagoth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c520518-2063-4b57-a0d4-10cf62a7175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Ziatora's Prov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5fdce80-e338-4a50-bdc6-786511feaeef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7"/>
          <table:table-cell table:style-name="ce17" office:value-type="string" calcext:value-type="string">
            <text:p>TOKENS</text:p>
          </table:table-cell>
          <table:table-cell table:style-name="ce17"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Treasure Insect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Kabru Cover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ungeon Food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ldrazi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emon True Form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Human Set (DDH)</text:p>
          </table:table-cell>
          <table:table-cell table:number-columns-repeated="3"/>
          <table:table-cell table:style-name="Default" table:number-columns-repeated="16376"/>
        </table:table-row>
      </table:table>
      <table:named-expressions/>
      <table:database-ranges>
        <table:database-range table:name="__Anonymous_Sheet_DB__0" table:target-range-address="dungeon_meshi.B1:dungeon_meshi.G6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/00/0000</text:date>, <text:time style:data-style-name="N2" text:time-value="18:02:31.8853939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1T17:51:22.923867158</dc:date>
    <meta:editing-duration>PT10H35M33S</meta:editing-duration>
    <meta:editing-cycles>24</meta:editing-cycles>
    <meta:generator>LibreOffice/26.2.2.2$Linux_X86_64 LibreOffice_project/620$Build-2</meta:generator>
    <meta:document-statistic meta:table-count="1" meta:cell-count="609" meta:object-count="0"/>
  </office:meta>
</office:document-meta>
</file>